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54cm"/>
    </style:style>
    <style:style style:name="co2" style:family="table-column">
      <style:table-column-properties fo:break-before="auto" style:column-width="3.829cm"/>
    </style:style>
    <style:style style:name="co3" style:family="table-column">
      <style:table-column-properties fo:break-before="auto" style:column-width="3.637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111cm"/>
    </style:style>
    <style:style style:name="co6" style:family="table-column">
      <style:table-column-properties fo:break-before="auto" style:column-width="1.069cm"/>
    </style:style>
    <style:style style:name="co7" style:family="table-column">
      <style:table-column-properties fo:break-before="auto" style:column-width="4.02cm"/>
    </style:style>
    <style:style style:name="co8" style:family="table-column">
      <style:table-column-properties fo:break-before="auto" style:column-width="1.536cm"/>
    </style:style>
    <style:style style:name="co9" style:family="table-column">
      <style:table-column-properties fo:break-before="auto" style:column-width="1.344cm"/>
    </style:style>
    <style:style style:name="co10" style:family="table-column">
      <style:table-column-properties fo:break-before="auto" style:column-width="4.76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2"/>
    <style:style style:name="ce2" style:family="table-cell" style:parent-style-name="Default" style:data-style-name="N123"/>
    <style:style style:name="ce3" style:family="table-cell" style:parent-style-name="Default" style:data-style-name="N81"/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U/T</text:p>
          </table:table-cell>
          <table:table-cell office:value-type="string" calcext:value-type="string">
            <text:p>d(U/T)</text:p>
          </table:table-cell>
          <table:table-cell office:value-type="string" calcext:value-type="string">
            <text:p>del(U/T)</text:p>
          </table:table-cell>
          <table:table-cell table:number-columns-repeated="3"/>
        </table:table-row>
        <table:table-row table:style-name="ro1">
          <table:table-cell office:value-type="float" office:value="22.06" calcext:value-type="float">
            <text:p>22,06</text:p>
          </table:table-cell>
          <table:table-cell office:value-type="float" office:value="4" calcext:value-type="float">
            <text:p>4</text:p>
          </table:table-cell>
          <table:table-cell office:value-type="float" office:value="40.7" calcext:value-type="float">
            <text:p>40,7</text:p>
          </table:table-cell>
          <table:table-cell office:value-type="float" office:value="0.3" calcext:value-type="float">
            <text:p>0,3</text:p>
          </table:table-cell>
          <table:table-cell table:formula="of:=[.D3]/[.C3]" office:value-type="float" office:value="0.00737100737100737" calcext:value-type="float">
            <text:p>0,007371007371007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3.9" calcext:value-type="float">
            <text:p>3,9</text:p>
          </table:table-cell>
          <table:table-cell office:value-type="float" office:value="4.1" calcext:value-type="float">
            <text:p>4,1</text:p>
          </table:table-cell>
          <table:table-cell office:value-type="float" office:value="3.8" calcext:value-type="float">
            <text:p>3,8</text:p>
          </table:table-cell>
          <table:table-cell office:value-type="float" office:value="4.2" calcext:value-type="float">
            <text:p>4,2</text:p>
          </table:table-cell>
          <table:table-cell office:value-type="float" office:value="3.5" calcext:value-type="float">
            <text:p>3,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raw</text:p>
          </table:table-cell>
          <table:table-cell office:value-type="float" office:value="152" calcext:value-type="float">
            <text:p>152</text:p>
          </table:table-cell>
          <table:table-cell office:value-type="float" office:value="160" calcext:value-type="float">
            <text:p>160</text:p>
          </table:table-cell>
          <table:table-cell office:value-type="float" office:value="145" calcext:value-type="float">
            <text:p>145</text:p>
          </table:table-cell>
          <table:table-cell office:value-type="float" office:value="165" calcext:value-type="float">
            <text:p>165</text:p>
          </table:table-cell>
          <table:table-cell office:value-type="float" office:value="131" calcext:value-type="float">
            <text:p>131</text:p>
          </table:table-cell>
          <table:table-cell office:value-type="float" office:value="109" calcext:value-type="float">
            <text:p>109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dp</text:p>
          </table:table-cell>
          <table:table-cell table:number-columns-repeated="7" office:value-type="float" office:value="0.1" calcext:value-type="float">
            <text:p>0,1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lP</text:p>
          </table:table-cell>
          <table:table-cell table:formula="of:=[.B6]/[.B4]" office:value-type="float" office:value="0.0256410256410256" calcext:value-type="float">
            <text:p>0,0256410256410256</text:p>
          </table:table-cell>
          <table:table-cell table:formula="of:=[.C6]/[.C4]" office:value-type="float" office:value="0.024390243902439" calcext:value-type="float">
            <text:p>0,024390243902439</text:p>
          </table:table-cell>
          <table:table-cell table:formula="of:=[.D6]/[.D4]" office:value-type="float" office:value="0.0263157894736842" calcext:value-type="float">
            <text:p>0,0263157894736842</text:p>
          </table:table-cell>
          <table:table-cell table:formula="of:=[.E6]/[.E4]" office:value-type="float" office:value="0.0238095238095238" calcext:value-type="float">
            <text:p>0,0238095238095238</text:p>
          </table:table-cell>
          <table:table-cell table:formula="of:=[.F6]/[.F4]" office:value-type="float" office:value="0.0285714285714286" calcext:value-type="float">
            <text:p>0,0285714285714286</text:p>
          </table:table-cell>
          <table:table-cell table:formula="of:=[.G6]/[.G4]" office:value-type="float" office:value="0.0333333333333333" calcext:value-type="float">
            <text:p>0,0333333333333333</text:p>
          </table:table-cell>
          <table:table-cell table:formula="of:=[.H6]/[.H4]" office:value-type="float" office:value="0.05" calcext:value-type="float">
            <text:p>0,05</text:p>
          </table:table-cell>
        </table:table-row>
        <table:table-row table:style-name="ro1">
          <table:table-cell office:value-type="string" calcext:value-type="string">
            <text:p>delU</text:p>
          </table:table-cell>
          <table:table-cell table:formula="of:=[.B7]/[.B5]" office:value-type="float" office:value="0.00657894736842105" calcext:value-type="float">
            <text:p>0,00657894736842105</text:p>
          </table:table-cell>
          <table:table-cell table:formula="of:=[.C7]/[.C5]" office:value-type="float" office:value="0.00625" calcext:value-type="float">
            <text:p>0,00625</text:p>
          </table:table-cell>
          <table:table-cell table:formula="of:=[.D7]/[.D5]" office:value-type="float" office:value="0.00689655172413793" calcext:value-type="float">
            <text:p>0,00689655172413793</text:p>
          </table:table-cell>
          <table:table-cell table:formula="of:=[.E7]/[.E5]" office:value-type="float" office:value="0.00606060606060606" calcext:value-type="float">
            <text:p>0,00606060606060606</text:p>
          </table:table-cell>
          <table:table-cell table:formula="of:=[.F7]/[.F5]" office:value-type="float" office:value="0.00763358778625954" calcext:value-type="float">
            <text:p>0,00763358778625954</text:p>
          </table:table-cell>
          <table:table-cell table:formula="of:=[.G7]/[.G5]" office:value-type="float" office:value="0.00917431192660551" calcext:value-type="float">
            <text:p>0,00917431192660551</text:p>
          </table:table-cell>
          <table:table-cell table:formula="of:=[.H7]/[.H5]" office:value-type="float" office:value="0.0153846153846154" calcext:value-type="float">
            <text:p>0,015384615384615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table:formula="of:=[.B5]-[.$B$3]" office:value-type="float" office:value="148" calcext:value-type="float">
            <text:p>148</text:p>
          </table:table-cell>
          <table:table-cell table:formula="of:=[.C5]-[.$B$3]" office:value-type="float" office:value="156" calcext:value-type="float">
            <text:p>156</text:p>
          </table:table-cell>
          <table:table-cell table:formula="of:=[.D5]-[.$B$3]" office:value-type="float" office:value="141" calcext:value-type="float">
            <text:p>141</text:p>
          </table:table-cell>
          <table:table-cell table:formula="of:=[.E5]-[.$B$3]" office:value-type="float" office:value="161" calcext:value-type="float">
            <text:p>161</text:p>
          </table:table-cell>
          <table:table-cell table:formula="of:=[.F5]-[.$B$3]" office:value-type="float" office:value="127" calcext:value-type="float">
            <text:p>127</text:p>
          </table:table-cell>
          <table:table-cell table:formula="of:=[.G5]-[.$B$3]" office:value-type="float" office:value="105" calcext:value-type="float">
            <text:p>105</text:p>
          </table:table-cell>
          <table:table-cell table:formula="of:=[.H5]-[.$B$3]"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table:formula="of:=2*[.B7]" office:value-type="float" office:value="2" calcext:value-type="float">
            <text:p>2</text:p>
          </table:table-cell>
          <table:table-cell table:formula="of:=2*[.C7]" office:value-type="float" office:value="2" calcext:value-type="float">
            <text:p>2</text:p>
          </table:table-cell>
          <table:table-cell table:formula="of:=2*[.D7]" office:value-type="float" office:value="2" calcext:value-type="float">
            <text:p>2</text:p>
          </table:table-cell>
          <table:table-cell table:formula="of:=2*[.E7]" office:value-type="float" office:value="2" calcext:value-type="float">
            <text:p>2</text:p>
          </table:table-cell>
          <table:table-cell table:formula="of:=2*[.F7]" office:value-type="float" office:value="2" calcext:value-type="float">
            <text:p>2</text:p>
          </table:table-cell>
          <table:table-cell table:formula="of:=2*[.G7]" office:value-type="float" office:value="2" calcext:value-type="float">
            <text:p>2</text:p>
          </table:table-cell>
          <table:table-cell table:formula="of:=2*[.H7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elU</text:p>
          </table:table-cell>
          <table:table-cell table:formula="of:=[.B11]/[.B10]" office:value-type="float" office:value="0.0135135135135135" calcext:value-type="float">
            <text:p>0,0135135135135135</text:p>
          </table:table-cell>
          <table:table-cell table:formula="of:=[.C11]/[.C10]" office:value-type="float" office:value="0.0128205128205128" calcext:value-type="float">
            <text:p>0,0128205128205128</text:p>
          </table:table-cell>
          <table:table-cell table:formula="of:=[.D11]/[.D10]" office:value-type="float" office:value="0.0141843971631206" calcext:value-type="float">
            <text:p>0,0141843971631206</text:p>
          </table:table-cell>
          <table:table-cell table:formula="of:=[.E11]/[.E10]" office:value-type="float" office:value="0.0124223602484472" calcext:value-type="float">
            <text:p>0,0124223602484472</text:p>
          </table:table-cell>
          <table:table-cell table:formula="of:=[.F11]/[.F10]" office:value-type="float" office:value="0.015748031496063" calcext:value-type="float">
            <text:p>0,015748031496063</text:p>
          </table:table-cell>
          <table:table-cell table:formula="of:=[.G11]/[.G10]" office:value-type="float" office:value="0.0190476190476191" calcext:value-type="float">
            <text:p>0,0190476190476191</text:p>
          </table:table-cell>
          <table:table-cell table:formula="of:=[.H11]/[.H10]" office:value-type="float" office:value="0.0327868852459016" calcext:value-type="float">
            <text:p>0,0327868852459016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table:style-name="ce1" table:formula="of:=[.B10]/[.$C$3]" office:value-type="float" office:value="3.63636363636364" calcext:value-type="float">
            <text:p>3,64</text:p>
          </table:table-cell>
          <table:table-cell table:style-name="ce1" table:formula="of:=[.C10]/[.$C$3]" office:value-type="float" office:value="3.83292383292383" calcext:value-type="float">
            <text:p>3,83</text:p>
          </table:table-cell>
          <table:table-cell table:style-name="ce1" table:formula="of:=[.D10]/[.$C$3]" office:value-type="float" office:value="3.46437346437346" calcext:value-type="float">
            <text:p>3,46</text:p>
          </table:table-cell>
          <table:table-cell table:style-name="ce1" table:formula="of:=[.E10]/[.$C$3]" office:value-type="float" office:value="3.95577395577396" calcext:value-type="float">
            <text:p>3,96</text:p>
          </table:table-cell>
          <table:table-cell table:style-name="ce1" table:formula="of:=[.F10]/[.$C$3]" office:value-type="float" office:value="3.12039312039312" calcext:value-type="float">
            <text:p>3,12</text:p>
          </table:table-cell>
          <table:table-cell table:style-name="ce1" table:formula="of:=[.G10]/[.$C$3]" office:value-type="float" office:value="2.57985257985258" calcext:value-type="float">
            <text:p>2,58</text:p>
          </table:table-cell>
          <table:table-cell table:style-name="ce1" table:formula="of:=[.H10]/[.$C$3]" office:value-type="float" office:value="1.4987714987715" calcext:value-type="float">
            <text:p>1,50</text:p>
          </table:table-cell>
        </table:table-row>
        <table:table-row table:style-name="ro1">
          <table:table-cell office:value-type="string" calcext:value-type="string">
            <text:p>delT</text:p>
          </table:table-cell>
          <table:table-cell table:formula="of:=[.B12]+[.$E$3]" office:value-type="float" office:value="0.0208845208845209" calcext:value-type="float">
            <text:p>0,0208845208845209</text:p>
          </table:table-cell>
          <table:table-cell table:formula="of:=[.C12]+[.$E$3]" office:value-type="float" office:value="0.0201915201915202" calcext:value-type="float">
            <text:p>0,0201915201915202</text:p>
          </table:table-cell>
          <table:table-cell table:formula="of:=[.D12]+[.$E$3]" office:value-type="float" office:value="0.0215554045341279" calcext:value-type="float">
            <text:p>0,0215554045341279</text:p>
          </table:table-cell>
          <table:table-cell table:formula="of:=[.E12]+[.$E$3]" office:value-type="float" office:value="0.0197933676194546" calcext:value-type="float">
            <text:p>0,0197933676194546</text:p>
          </table:table-cell>
          <table:table-cell table:formula="of:=[.F12]+[.$E$3]" office:value-type="float" office:value="0.0231190388670704" calcext:value-type="float">
            <text:p>0,0231190388670704</text:p>
          </table:table-cell>
          <table:table-cell table:formula="of:=[.G12]+[.$E$3]" office:value-type="float" office:value="0.0264186264186264" calcext:value-type="float">
            <text:p>0,0264186264186264</text:p>
          </table:table-cell>
          <table:table-cell table:formula="of:=[.H12]+[.$E$3]" office:value-type="float" office:value="0.040157892616909" calcext:value-type="float">
            <text:p>0,040157892616909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table:style-name="ce1" table:formula="of:=[.B14]*[.B13]" office:value-type="float" office:value="0.0759437123073487" calcext:value-type="float">
            <text:p>0,08</text:p>
          </table:table-cell>
          <table:table-cell table:style-name="ce1" table:formula="of:=[.C14]*[.C13]" office:value-type="float" office:value="0.0773925589650405" calcext:value-type="float">
            <text:p>0,08</text:p>
          </table:table-cell>
          <table:table-cell table:style-name="ce1" table:formula="of:=[.D14]*[.D13]" office:value-type="float" office:value="0.0746759714818683" calcext:value-type="float">
            <text:p>0,07</text:p>
          </table:table-cell>
          <table:table-cell table:style-name="ce1" table:formula="of:=[.E14]*[.E13]" office:value-type="float" office:value="0.0782980881260979" calcext:value-type="float">
            <text:p>0,08</text:p>
          </table:table-cell>
          <table:table-cell table:style-name="ce1" table:formula="of:=[.F14]*[.F13]" office:value-type="float" office:value="0.0721404898309075" calcext:value-type="float">
            <text:p>0,07</text:p>
          </table:table-cell>
          <table:table-cell table:style-name="ce1" table:formula="of:=[.G14]*[.G13]" office:value-type="float" office:value="0.0681561615222549" calcext:value-type="float">
            <text:p>0,07</text:p>
          </table:table-cell>
          <table:table-cell table:style-name="ce1" table:formula="of:=[.H14]*[.H13]" office:value-type="float" office:value="0.0601875049049496" calcext:value-type="float">
            <text:p>0,06</text:p>
          </table:table-cell>
        </table:table-row>
      </table:table>
      <table:table table:name="Лист2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number-columns-repeated="2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U/T</text:p>
          </table:table-cell>
          <table:table-cell office:value-type="string" calcext:value-type="string">
            <text:p>d(U/T)</text:p>
          </table:table-cell>
          <table:table-cell office:value-type="string" calcext:value-type="string">
            <text:p>del(U/T)</text:p>
          </table:table-cell>
          <table:table-cell table:number-columns-repeated="2"/>
        </table:table-row>
        <table:table-row table:style-name="ro1">
          <table:table-cell office:value-type="float" office:value="30.07" calcext:value-type="float">
            <text:p>30,07</text:p>
          </table:table-cell>
          <table:table-cell office:value-type="float" office:value="4" calcext:value-type="float">
            <text:p>4</text:p>
          </table:table-cell>
          <table:table-cell office:value-type="float" office:value="41.5" calcext:value-type="float">
            <text:p>41,5</text:p>
          </table:table-cell>
          <table:table-cell office:value-type="float" office:value="0.3" calcext:value-type="float">
            <text:p>0,3</text:p>
          </table:table-cell>
          <table:table-cell table:formula="of:=[.D3]/[.C3]" office:value-type="float" office:value="0.0072289156626506" calcext:value-type="float">
            <text:p>0,00722891566265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4" calcext:value-type="float">
            <text:p>4</text:p>
          </table:table-cell>
          <table:table-cell office:value-type="float" office:value="3.7" calcext:value-type="float">
            <text:p>3,7</text:p>
          </table:table-cell>
          <table:table-cell office:value-type="float" office:value="3.4" calcext:value-type="float">
            <text:p>3,4</text:p>
          </table:table-cell>
          <table:table-cell office:value-type="float" office:value="3.1" calcext:value-type="float">
            <text:p>3,1</text:p>
          </table:table-cell>
          <table:table-cell office:value-type="float" office:value="2.8" calcext:value-type="float">
            <text:p>2,8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string" calcext:value-type="string">
            <text:p>Uraw</text:p>
          </table:table-cell>
          <table:table-cell office:value-type="float" office:value="144" calcext:value-type="float">
            <text:p>144</text:p>
          </table:table-cell>
          <table:table-cell office:value-type="float" office:value="131" calcext:value-type="float">
            <text:p>131</text:p>
          </table:table-cell>
          <table:table-cell office:value-type="float" office:value="117" calcext:value-type="float">
            <text:p>117</text:p>
          </table:table-cell>
          <table:table-cell office:value-type="float" office:value="105" calcext:value-type="float">
            <text:p>105</text:p>
          </table:table-cell>
          <table:table-cell office:value-type="float" office:value="89" calcext:value-type="float">
            <text:p>89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dp</text:p>
          </table:table-cell>
          <table:table-cell table:number-columns-repeated="6" office:value-type="float" office:value="0.1" calcext:value-type="float">
            <text:p>0,1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lP</text:p>
          </table:table-cell>
          <table:table-cell table:formula="of:=[.B6]/[.B4]" office:value-type="float" office:value="0.025" calcext:value-type="float">
            <text:p>0,025</text:p>
          </table:table-cell>
          <table:table-cell table:formula="of:=[.C6]/[.C4]" office:value-type="float" office:value="0.027027027027027" calcext:value-type="float">
            <text:p>0,027027027027027</text:p>
          </table:table-cell>
          <table:table-cell table:formula="of:=[.D6]/[.D4]" office:value-type="float" office:value="0.0294117647058824" calcext:value-type="float">
            <text:p>0,0294117647058824</text:p>
          </table:table-cell>
          <table:table-cell table:formula="of:=[.E6]/[.E4]" office:value-type="float" office:value="0.032258064516129" calcext:value-type="float">
            <text:p>0,032258064516129</text:p>
          </table:table-cell>
          <table:table-cell table:formula="of:=[.F6]/[.F4]" office:value-type="float" office:value="0.0357142857142857" calcext:value-type="float">
            <text:p>0,0357142857142857</text:p>
          </table:table-cell>
          <table:table-cell table:formula="of:=[.G6]/[.G4]" office:value-type="float" office:value="0.04" calcext:value-type="float">
            <text:p>0,04</text:p>
          </table:table-cell>
        </table:table-row>
        <table:table-row table:style-name="ro1">
          <table:table-cell office:value-type="string" calcext:value-type="string">
            <text:p>delU</text:p>
          </table:table-cell>
          <table:table-cell table:formula="of:=[.B7]/[.B5]" office:value-type="float" office:value="0.00694444444444444" calcext:value-type="float">
            <text:p>0,00694444444444444</text:p>
          </table:table-cell>
          <table:table-cell table:formula="of:=[.C7]/[.C5]" office:value-type="float" office:value="0.00763358778625954" calcext:value-type="float">
            <text:p>0,00763358778625954</text:p>
          </table:table-cell>
          <table:table-cell table:formula="of:=[.D7]/[.D5]" office:value-type="float" office:value="0.00854700854700855" calcext:value-type="float">
            <text:p>0,00854700854700855</text:p>
          </table:table-cell>
          <table:table-cell table:formula="of:=[.E7]/[.E5]" office:value-type="float" office:value="0.00952380952380953" calcext:value-type="float">
            <text:p>0,00952380952380953</text:p>
          </table:table-cell>
          <table:table-cell table:formula="of:=[.F7]/[.F5]" office:value-type="float" office:value="0.0112359550561798" calcext:value-type="float">
            <text:p>0,0112359550561798</text:p>
          </table:table-cell>
          <table:table-cell table:formula="of:=[.G7]/[.G5]" office:value-type="float" office:value="0.0126582278481013" calcext:value-type="float">
            <text:p>0,0126582278481013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table:formula="of:=[.B5]-[.$B$3]" office:value-type="float" office:value="140" calcext:value-type="float">
            <text:p>140</text:p>
          </table:table-cell>
          <table:table-cell table:formula="of:=[.C5]-[.$B$3]" office:value-type="float" office:value="127" calcext:value-type="float">
            <text:p>127</text:p>
          </table:table-cell>
          <table:table-cell table:formula="of:=[.D5]-[.$B$3]" office:value-type="float" office:value="113" calcext:value-type="float">
            <text:p>113</text:p>
          </table:table-cell>
          <table:table-cell table:formula="of:=[.E5]-[.$B$3]" office:value-type="float" office:value="101" calcext:value-type="float">
            <text:p>101</text:p>
          </table:table-cell>
          <table:table-cell table:formula="of:=[.F5]-[.$B$3]" office:value-type="float" office:value="85" calcext:value-type="float">
            <text:p>85</text:p>
          </table:table-cell>
          <table:table-cell table:formula="of:=[.G5]-[.$B$3]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table:formula="of:=2*[.B7]" office:value-type="float" office:value="2" calcext:value-type="float">
            <text:p>2</text:p>
          </table:table-cell>
          <table:table-cell table:formula="of:=2*[.C7]" office:value-type="float" office:value="2" calcext:value-type="float">
            <text:p>2</text:p>
          </table:table-cell>
          <table:table-cell table:formula="of:=2*[.D7]" office:value-type="float" office:value="2" calcext:value-type="float">
            <text:p>2</text:p>
          </table:table-cell>
          <table:table-cell table:formula="of:=2*[.E7]" office:value-type="float" office:value="2" calcext:value-type="float">
            <text:p>2</text:p>
          </table:table-cell>
          <table:table-cell table:formula="of:=2*[.F7]" office:value-type="float" office:value="2" calcext:value-type="float">
            <text:p>2</text:p>
          </table:table-cell>
          <table:table-cell table:formula="of:=2*[.G7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elU</text:p>
          </table:table-cell>
          <table:table-cell table:formula="of:=[.B11]/[.B10]" office:value-type="float" office:value="0.0142857142857143" calcext:value-type="float">
            <text:p>0,0142857142857143</text:p>
          </table:table-cell>
          <table:table-cell table:formula="of:=[.C11]/[.C10]" office:value-type="float" office:value="0.015748031496063" calcext:value-type="float">
            <text:p>0,015748031496063</text:p>
          </table:table-cell>
          <table:table-cell table:formula="of:=[.D11]/[.D10]" office:value-type="float" office:value="0.0176991150442478" calcext:value-type="float">
            <text:p>0,0176991150442478</text:p>
          </table:table-cell>
          <table:table-cell table:formula="of:=[.E11]/[.E10]" office:value-type="float" office:value="0.0198019801980198" calcext:value-type="float">
            <text:p>0,0198019801980198</text:p>
          </table:table-cell>
          <table:table-cell table:formula="of:=[.F11]/[.F10]" office:value-type="float" office:value="0.0235294117647059" calcext:value-type="float">
            <text:p>0,0235294117647059</text:p>
          </table:table-cell>
          <table:table-cell table:formula="of:=[.G11]/[.G10]" office:value-type="float" office:value="0.0266666666666667" calcext:value-type="float">
            <text:p>0,0266666666666667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table:style-name="ce1" table:formula="of:=[.B10]/[.$C$3]" office:value-type="float" office:value="3.37349397590361" calcext:value-type="float">
            <text:p>3,37</text:p>
          </table:table-cell>
          <table:table-cell table:style-name="ce1" table:formula="of:=[.C10]/[.$C$3]" office:value-type="float" office:value="3.06024096385542" calcext:value-type="float">
            <text:p>3,06</text:p>
          </table:table-cell>
          <table:table-cell table:style-name="ce1" table:formula="of:=[.D10]/[.$C$3]" office:value-type="float" office:value="2.72289156626506" calcext:value-type="float">
            <text:p>2,72</text:p>
          </table:table-cell>
          <table:table-cell table:style-name="ce1" table:formula="of:=[.E10]/[.$C$3]" office:value-type="float" office:value="2.43373493975904" calcext:value-type="float">
            <text:p>2,43</text:p>
          </table:table-cell>
          <table:table-cell table:style-name="ce1" table:formula="of:=[.F10]/[.$C$3]" office:value-type="float" office:value="2.04819277108434" calcext:value-type="float">
            <text:p>2,05</text:p>
          </table:table-cell>
          <table:table-cell table:style-name="ce1" table:formula="of:=[.G10]/[.$C$3]" office:value-type="float" office:value="1.80722891566265" calcext:value-type="float">
            <text:p>1,81</text:p>
          </table:table-cell>
        </table:table-row>
        <table:table-row table:style-name="ro1">
          <table:table-cell office:value-type="string" calcext:value-type="string">
            <text:p>delT</text:p>
          </table:table-cell>
          <table:table-cell table:formula="of:=[.B12]+[.$E$3]" office:value-type="float" office:value="0.0215146299483649" calcext:value-type="float">
            <text:p>0,0215146299483649</text:p>
          </table:table-cell>
          <table:table-cell table:formula="of:=[.C12]+[.$E$3]" office:value-type="float" office:value="0.0229769471587136" calcext:value-type="float">
            <text:p>0,0229769471587136</text:p>
          </table:table-cell>
          <table:table-cell table:formula="of:=[.D12]+[.$E$3]" office:value-type="float" office:value="0.0249280307068984" calcext:value-type="float">
            <text:p>0,0249280307068984</text:p>
          </table:table-cell>
          <table:table-cell table:formula="of:=[.E12]+[.$E$3]" office:value-type="float" office:value="0.0270308958606704" calcext:value-type="float">
            <text:p>0,0270308958606704</text:p>
          </table:table-cell>
          <table:table-cell table:formula="of:=[.F12]+[.$E$3]" office:value-type="float" office:value="0.0307583274273565" calcext:value-type="float">
            <text:p>0,0307583274273565</text:p>
          </table:table-cell>
          <table:table-cell table:formula="of:=[.G12]+[.$E$3]" office:value-type="float" office:value="0.0338955823293173" calcext:value-type="float">
            <text:p>0,0338955823293173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table:style-name="ce1" table:formula="of:=[.B14]*[.B13]" office:value-type="float" office:value="0.0725794745246045" calcext:value-type="float">
            <text:p>0,07</text:p>
          </table:table-cell>
          <table:table-cell table:style-name="ce1" table:formula="of:=[.C14]*[.C13]" office:value-type="float" office:value="0.0703149949194368" calcext:value-type="float">
            <text:p>0,07</text:p>
          </table:table-cell>
          <table:table-cell table:style-name="ce1" table:formula="of:=[.D14]*[.D13]" office:value-type="float" office:value="0.0678763245754101" calcext:value-type="float">
            <text:p>0,07</text:p>
          </table:table-cell>
          <table:table-cell table:style-name="ce1" table:formula="of:=[.E14]*[.E13]" office:value-type="float" office:value="0.0657860357091015" calcext:value-type="float">
            <text:p>0,07</text:p>
          </table:table-cell>
          <table:table-cell table:style-name="ce1" table:formula="of:=[.F14]*[.F13]" office:value-type="float" office:value="0.0629989838873567" calcext:value-type="float">
            <text:p>0,06</text:p>
          </table:table-cell>
          <table:table-cell table:style-name="ce1" table:formula="of:=[.G14]*[.G13]" office:value-type="float" office:value="0.0612570764987662" calcext:value-type="float">
            <text:p>0,06</text:p>
          </table:table-cell>
        </table:table-row>
      </table:table>
      <table:table table:name="Лист3" table:style-name="ta1">
        <table:table-column table:style-name="co5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U/T</text:p>
          </table:table-cell>
          <table:table-cell office:value-type="string" calcext:value-type="string">
            <text:p>d(U/T)</text:p>
          </table:table-cell>
          <table:table-cell office:value-type="string" calcext:value-type="string">
            <text:p>del(U/T)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42.4" calcext:value-type="float">
            <text:p>42,4</text:p>
          </table:table-cell>
          <table:table-cell office:value-type="float" office:value="0.3" calcext:value-type="float">
            <text:p>0,3</text:p>
          </table:table-cell>
          <table:table-cell table:formula="of:=[.D3]/[.C3]" office:value-type="float" office:value="0.00707547169811321" calcext:value-type="float">
            <text:p>0,007075471698113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4" calcext:value-type="float">
            <text:p>4</text:p>
          </table:table-cell>
          <table:table-cell office:value-type="float" office:value="3.7" calcext:value-type="float">
            <text:p>3,7</text:p>
          </table:table-cell>
          <table:table-cell office:value-type="float" office:value="3.4" calcext:value-type="float">
            <text:p>3,4</text:p>
          </table:table-cell>
          <table:table-cell office:value-type="float" office:value="3.1" calcext:value-type="float">
            <text:p>3,1</text:p>
          </table:table-cell>
          <table:table-cell office:value-type="float" office:value="2.8" calcext:value-type="float">
            <text:p>2,8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string" calcext:value-type="string">
            <text:p>Uraw</text:p>
          </table:table-cell>
          <table:table-cell office:value-type="float" office:value="102" calcext:value-type="float">
            <text:p>102</text:p>
          </table:table-cell>
          <table:table-cell office:value-type="float" office:value="86" calcext:value-type="float">
            <text:p>86</text:p>
          </table:table-cell>
          <table:table-cell office:value-type="float" office:value="74" calcext:value-type="float">
            <text:p>74</text:p>
          </table:table-cell>
          <table:table-cell office:value-type="float" office:value="62" calcext:value-type="float">
            <text:p>62</text:p>
          </table:table-cell>
          <table:table-cell office:value-type="float" office:value="54" calcext:value-type="float">
            <text:p>5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dp</text:p>
          </table:table-cell>
          <table:table-cell table:number-columns-repeated="6" office:value-type="float" office:value="0.1" calcext:value-type="float">
            <text:p>0,1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lP</text:p>
          </table:table-cell>
          <table:table-cell table:formula="of:=[.B6]/[.B4]" office:value-type="float" office:value="0.025" calcext:value-type="float">
            <text:p>0,025</text:p>
          </table:table-cell>
          <table:table-cell table:formula="of:=[.C6]/[.C4]" office:value-type="float" office:value="0.027027027027027" calcext:value-type="float">
            <text:p>0,027027027027027</text:p>
          </table:table-cell>
          <table:table-cell table:formula="of:=[.D6]/[.D4]" office:value-type="float" office:value="0.0294117647058824" calcext:value-type="float">
            <text:p>0,0294117647058824</text:p>
          </table:table-cell>
          <table:table-cell table:formula="of:=[.E6]/[.E4]" office:value-type="float" office:value="0.032258064516129" calcext:value-type="float">
            <text:p>0,032258064516129</text:p>
          </table:table-cell>
          <table:table-cell table:formula="of:=[.F6]/[.F4]" office:value-type="float" office:value="0.0357142857142857" calcext:value-type="float">
            <text:p>0,0357142857142857</text:p>
          </table:table-cell>
          <table:table-cell table:formula="of:=[.G6]/[.G4]" office:value-type="float" office:value="0.04" calcext:value-type="float">
            <text:p>0,04</text:p>
          </table:table-cell>
        </table:table-row>
        <table:table-row table:style-name="ro1">
          <table:table-cell office:value-type="string" calcext:value-type="string">
            <text:p>delU</text:p>
          </table:table-cell>
          <table:table-cell table:formula="of:=[.B7]/[.B5]" office:value-type="float" office:value="0.00980392156862745" calcext:value-type="float">
            <text:p>0,00980392156862745</text:p>
          </table:table-cell>
          <table:table-cell table:formula="of:=[.C7]/[.C5]" office:value-type="float" office:value="0.0116279069767442" calcext:value-type="float">
            <text:p>0,0116279069767442</text:p>
          </table:table-cell>
          <table:table-cell table:formula="of:=[.D7]/[.D5]" office:value-type="float" office:value="0.0135135135135135" calcext:value-type="float">
            <text:p>0,0135135135135135</text:p>
          </table:table-cell>
          <table:table-cell table:formula="of:=[.E7]/[.E5]" office:value-type="float" office:value="0.0161290322580645" calcext:value-type="float">
            <text:p>0,0161290322580645</text:p>
          </table:table-cell>
          <table:table-cell table:formula="of:=[.F7]/[.F5]" office:value-type="float" office:value="0.0185185185185185" calcext:value-type="float">
            <text:p>0,0185185185185185</text:p>
          </table:table-cell>
          <table:table-cell table:formula="of:=[.G7]/[.G5]" office:value-type="float" office:value="0.0227272727272727" calcext:value-type="float">
            <text:p>0,0227272727272727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table:formula="of:=[.B5]-[.$B$3]" office:value-type="float" office:value="102" calcext:value-type="float">
            <text:p>102</text:p>
          </table:table-cell>
          <table:table-cell table:formula="of:=[.C5]-[.$B$3]" office:value-type="float" office:value="86" calcext:value-type="float">
            <text:p>86</text:p>
          </table:table-cell>
          <table:table-cell table:formula="of:=[.D5]-[.$B$3]" office:value-type="float" office:value="74" calcext:value-type="float">
            <text:p>74</text:p>
          </table:table-cell>
          <table:table-cell table:formula="of:=[.E5]-[.$B$3]" office:value-type="float" office:value="62" calcext:value-type="float">
            <text:p>62</text:p>
          </table:table-cell>
          <table:table-cell table:formula="of:=[.F5]-[.$B$3]" office:value-type="float" office:value="54" calcext:value-type="float">
            <text:p>54</text:p>
          </table:table-cell>
          <table:table-cell table:formula="of:=[.G5]-[.$B$3]"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table:formula="of:=2*[.B7]" office:value-type="float" office:value="2" calcext:value-type="float">
            <text:p>2</text:p>
          </table:table-cell>
          <table:table-cell table:formula="of:=2*[.C7]" office:value-type="float" office:value="2" calcext:value-type="float">
            <text:p>2</text:p>
          </table:table-cell>
          <table:table-cell table:formula="of:=2*[.D7]" office:value-type="float" office:value="2" calcext:value-type="float">
            <text:p>2</text:p>
          </table:table-cell>
          <table:table-cell table:formula="of:=2*[.E7]" office:value-type="float" office:value="2" calcext:value-type="float">
            <text:p>2</text:p>
          </table:table-cell>
          <table:table-cell table:formula="of:=2*[.F7]" office:value-type="float" office:value="2" calcext:value-type="float">
            <text:p>2</text:p>
          </table:table-cell>
          <table:table-cell table:formula="of:=2*[.G7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elU</text:p>
          </table:table-cell>
          <table:table-cell table:formula="of:=[.B11]/[.B10]" office:value-type="float" office:value="0.0196078431372549" calcext:value-type="float">
            <text:p>0,0196078431372549</text:p>
          </table:table-cell>
          <table:table-cell table:formula="of:=[.C11]/[.C10]" office:value-type="float" office:value="0.0232558139534884" calcext:value-type="float">
            <text:p>0,0232558139534884</text:p>
          </table:table-cell>
          <table:table-cell table:formula="of:=[.D11]/[.D10]" office:value-type="float" office:value="0.027027027027027" calcext:value-type="float">
            <text:p>0,027027027027027</text:p>
          </table:table-cell>
          <table:table-cell table:formula="of:=[.E11]/[.E10]" office:value-type="float" office:value="0.032258064516129" calcext:value-type="float">
            <text:p>0,032258064516129</text:p>
          </table:table-cell>
          <table:table-cell table:formula="of:=[.F11]/[.F10]" office:value-type="float" office:value="0.037037037037037" calcext:value-type="float">
            <text:p>0,037037037037037</text:p>
          </table:table-cell>
          <table:table-cell table:formula="of:=[.G11]/[.G10]" office:value-type="float" office:value="0.0454545454545455" calcext:value-type="float">
            <text:p>0,0454545454545455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table:style-name="ce1" table:formula="of:=[.B10]/[.$C$3]" office:value-type="float" office:value="2.40566037735849" calcext:value-type="float">
            <text:p>2,41</text:p>
          </table:table-cell>
          <table:table-cell table:style-name="ce1" table:formula="of:=[.C10]/[.$C$3]" office:value-type="float" office:value="2.02830188679245" calcext:value-type="float">
            <text:p>2,03</text:p>
          </table:table-cell>
          <table:table-cell table:style-name="ce1" table:formula="of:=[.D10]/[.$C$3]" office:value-type="float" office:value="1.74528301886792" calcext:value-type="float">
            <text:p>1,75</text:p>
          </table:table-cell>
          <table:table-cell table:style-name="ce1" table:formula="of:=[.E10]/[.$C$3]" office:value-type="float" office:value="1.4622641509434" calcext:value-type="float">
            <text:p>1,46</text:p>
          </table:table-cell>
          <table:table-cell table:style-name="ce1" table:formula="of:=[.F10]/[.$C$3]" office:value-type="float" office:value="1.27358490566038" calcext:value-type="float">
            <text:p>1,27</text:p>
          </table:table-cell>
          <table:table-cell table:style-name="ce1" table:formula="of:=[.G10]/[.$C$3]" office:value-type="float" office:value="1.0377358490566" calcext:value-type="float">
            <text:p>1,04</text:p>
          </table:table-cell>
        </table:table-row>
        <table:table-row table:style-name="ro1">
          <table:table-cell office:value-type="string" calcext:value-type="string">
            <text:p>delT</text:p>
          </table:table-cell>
          <table:table-cell table:formula="of:=[.B12]+[.$E$3]" office:value-type="float" office:value="0.0266833148353681" calcext:value-type="float">
            <text:p>0,0266833148353681</text:p>
          </table:table-cell>
          <table:table-cell table:formula="of:=[.C12]+[.$E$3]" office:value-type="float" office:value="0.0303312856516016" calcext:value-type="float">
            <text:p>0,0303312856516016</text:p>
          </table:table-cell>
          <table:table-cell table:formula="of:=[.D12]+[.$E$3]" office:value-type="float" office:value="0.0341024987251402" calcext:value-type="float">
            <text:p>0,0341024987251402</text:p>
          </table:table-cell>
          <table:table-cell table:formula="of:=[.E12]+[.$E$3]" office:value-type="float" office:value="0.0393335362142422" calcext:value-type="float">
            <text:p>0,0393335362142422</text:p>
          </table:table-cell>
          <table:table-cell table:formula="of:=[.F12]+[.$E$3]" office:value-type="float" office:value="0.0441125087351502" calcext:value-type="float">
            <text:p>0,0441125087351502</text:p>
          </table:table-cell>
          <table:table-cell table:formula="of:=[.G12]+[.$E$3]" office:value-type="float" office:value="0.0525300171526587" calcext:value-type="float">
            <text:p>0,0525300171526587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table:style-name="ce1" table:formula="of:=[.B14]*[.B13]" office:value-type="float" office:value="0.0641909932360271" calcext:value-type="float">
            <text:p>0,06</text:p>
          </table:table-cell>
          <table:table-cell table:style-name="ce1" table:formula="of:=[.C14]*[.C13]" office:value-type="float" office:value="0.0615210039159843" calcext:value-type="float">
            <text:p>0,06</text:p>
          </table:table-cell>
          <table:table-cell table:style-name="ce1" table:formula="of:=[.D14]*[.D13]" office:value-type="float" office:value="0.0595185119259523" calcext:value-type="float">
            <text:p>0,06</text:p>
          </table:table-cell>
          <table:table-cell table:style-name="ce1" table:formula="of:=[.E14]*[.E13]" office:value-type="float" office:value="0.0575160199359203" calcext:value-type="float">
            <text:p>0,06</text:p>
          </table:table-cell>
          <table:table-cell table:style-name="ce1" table:formula="of:=[.F14]*[.F13]" office:value-type="float" office:value="0.0561810252758989" calcext:value-type="float">
            <text:p>0,06</text:p>
          </table:table-cell>
          <table:table-cell table:style-name="ce1" table:formula="of:=[.G14]*[.G13]" office:value-type="float" office:value="0.0545122819508722" calcext:value-type="float">
            <text:p>0,05</text:p>
          </table:table-cell>
        </table:table-row>
      </table:table>
      <table:table table:name="Лист4" table:style-name="ta1"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number-columns-repeated="3" table:default-cell-style-name="Default"/>
        <table:table-column table:style-name="co1" table:default-cell-style-name="Default"/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Кэф</text:p>
          </table:table-cell>
          <table:table-cell office:value-type="float" office:value="1.12" calcext:value-type="float">
            <text:p>1,12</text:p>
          </table:table-cell>
          <table:table-cell office:value-type="float" office:value="1.06" calcext:value-type="float">
            <text:p>1,06</text:p>
          </table:table-cell>
          <table:table-cell office:value-type="float" office:value="0.89" calcext:value-type="float">
            <text:p>0,89</text:p>
          </table:table-cell>
          <table:table-cell/>
          <table:table-cell office:value-type="float" office:value="273.15" calcext:value-type="float">
            <text:p>273,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22.06" calcext:value-type="float">
            <text:p>22,06</text:p>
          </table:table-cell>
          <table:table-cell office:value-type="float" office:value="30.07" calcext:value-type="float">
            <text:p>30,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TK</text:p>
          </table:table-cell>
          <table:table-cell table:formula="of:=[.$F$4]+[.B5]" office:value-type="float" office:value="295.21" calcext:value-type="float">
            <text:p>295,21</text:p>
          </table:table-cell>
          <table:table-cell table:formula="of:=[.$F$4]+[.C5]" office:value-type="float" office:value="303.22" calcext:value-type="float">
            <text:p>303,22</text:p>
          </table:table-cell>
          <table:table-cell table:formula="of:=[.$F$4]+[.D5]" office:value-type="float" office:value="323.15" calcext:value-type="float">
            <text:p>323,15</text:p>
          </table:table-cell>
          <table:table-cell/>
        </table:table-row>
        <table:table-row table:style-name="ro1">
          <table:table-cell office:value-type="string" calcext:value-type="string">
            <text:p>dT</text:p>
          </table:table-cell>
          <table:table-cell table:number-columns-repeated="3" office:value-type="float" office:value="0.1" calcext:value-type="float">
            <text:p>0,1</text:p>
          </table:table-cell>
          <table:table-cell table:number-columns-repeated="2"/>
          <table:table-cell table:number-columns-repeated="3" office:value-type="float" office:value="0.1" calcext:value-type="float">
            <text:p>0,1</text:p>
          </table:table-cell>
          <table:table-cell/>
        </table:table-row>
        <table:table-row table:style-name="ro1">
          <table:table-cell office:value-type="string" calcext:value-type="string">
            <text:p>dK</text:p>
          </table:table-cell>
          <table:table-cell table:number-columns-repeated="2" office:value-type="float" office:value="0.02" calcext:value-type="float">
            <text:p>0,02</text:p>
          </table:table-cell>
          <table:table-cell office:value-type="float" office:value="0.05" calcext:value-type="float">
            <text:p>0,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lT</text:p>
          </table:table-cell>
          <table:table-cell table:formula="of:=[.B6]/[.B5]" office:value-type="float" office:value="0.00453309156844968" calcext:value-type="float">
            <text:p>0,00453309156844968</text:p>
          </table:table-cell>
          <table:table-cell table:formula="of:=[.C6]/[.C5]" office:value-type="float" office:value="0.0033255736614566" calcext:value-type="float">
            <text:p>0,0033255736614566</text:p>
          </table:table-cell>
          <table:table-cell table:formula="of:=[.D6]/[.D5]" office:value-type="float" office:value="0.002" calcext:value-type="float">
            <text:p>0,002</text:p>
          </table:table-cell>
          <table:table-cell table:number-columns-repeated="2"/>
          <table:table-cell table:formula="of:=[.G6]/[.G5]" office:value-type="float" office:value="0.000338741912536838" calcext:value-type="float">
            <text:p>0,000338741912536838</text:p>
          </table:table-cell>
          <table:table-cell table:formula="of:=[.H6]/[.H5]" office:value-type="float" office:value="0.000329793549238177" calcext:value-type="float">
            <text:p>0,000329793549238177</text:p>
          </table:table-cell>
          <table:table-cell table:formula="of:=[.I6]/[.I5]" office:value-type="float" office:value="0.000309453814018258" calcext:value-type="float">
            <text:p>0,000309453814018258</text:p>
          </table:table-cell>
          <table:table-cell/>
        </table:table-row>
        <table:table-row table:style-name="ro1">
          <table:table-cell office:value-type="string" calcext:value-type="string">
            <text:p>1/T</text:p>
          </table:table-cell>
          <table:table-cell table:formula="of:=1/[.B5]" office:value-type="float" office:value="0.0453309156844968" calcext:value-type="float">
            <text:p>0,0453309156844968</text:p>
          </table:table-cell>
          <table:table-cell table:formula="of:=1/[.C5]" office:value-type="float" office:value="0.033255736614566" calcext:value-type="float">
            <text:p>0,033255736614566</text:p>
          </table:table-cell>
          <table:table-cell table:formula="of:=1/[.D5]" office:value-type="float" office:value="0.02" calcext:value-type="float">
            <text:p>0,02</text:p>
          </table:table-cell>
          <table:table-cell table:number-columns-repeated="2"/>
          <table:table-cell table:style-name="ce2" table:formula="of:=1/[.G5]" office:value-type="float" office:value="0.00338741912536838" calcext:value-type="float">
            <text:p>0,003387</text:p>
          </table:table-cell>
          <table:table-cell table:style-name="ce2" table:formula="of:=1/[.H5]" office:value-type="float" office:value="0.00329793549238177" calcext:value-type="float">
            <text:p>0,003298</text:p>
          </table:table-cell>
          <table:table-cell table:style-name="ce2" table:formula="of:=1/[.I5]" office:value-type="float" office:value="0.00309453814018258" calcext:value-type="float">
            <text:p>0,003095</text:p>
          </table:table-cell>
          <table:table-cell/>
        </table:table-row>
        <table:table-row table:style-name="ro1">
          <table:table-cell office:value-type="string" calcext:value-type="string">
            <text:p>d1/T</text:p>
          </table:table-cell>
          <table:table-cell table:formula="of:=[.B9]*[.B8]" office:value-type="float" office:value="0.000205489191679496" calcext:value-type="float">
            <text:p>0,000205489191679496</text:p>
          </table:table-cell>
          <table:table-cell table:formula="of:=[.C9]*[.C8]" office:value-type="float" office:value="0.000110594401777739" calcext:value-type="float">
            <text:p>0,000110594401777739</text:p>
          </table:table-cell>
          <table:table-cell table:formula="of:=[.D9]*[.D8]" office:value-type="float" office:value="0.00004" calcext:value-type="float">
            <text:p>0,00004</text:p>
          </table:table-cell>
          <table:table-cell table:number-columns-repeated="2"/>
          <table:table-cell table:style-name="ce3" table:formula="of:=[.G9]*[.G8]" office:value-type="float" office:value="0.00000114746083309115" calcext:value-type="float">
            <text:p>1,15E-06</text:p>
          </table:table-cell>
          <table:table-cell table:style-name="ce3" table:formula="of:=[.H9]*[.H8]" office:value-type="float" office:value="0.00000108763785119114" calcext:value-type="float">
            <text:p>1,09E-06</text:p>
          </table:table-cell>
          <table:table-cell table:style-name="ce3" table:formula="of:=[.I9]*[.I8]" office:value-type="float" office:value="0.000000957616630104465" calcext:value-type="float">
            <text:p>9,58E-07</text:p>
          </table:table-cell>
          <table:table-cell/>
        </table:table-row>
        <table:table-row table:style-name="ro1" table:number-rows-repeated="4">
          <table:table-cell table:number-columns-repeated="10"/>
        </table:table-row>
        <table:table-row table:style-name="ro1">
          <table:table-cell/>
          <table:table-cell office:value-type="string" calcext:value-type="string">
            <text:p>Cp 20</text:p>
          </table:table-cell>
          <table:table-cell office:value-type="string" calcext:value-type="string">
            <text:p>Cp 30</text:p>
          </table:table-cell>
          <table:table-cell office:value-type="string" calcext:value-type="string">
            <text:p>Cp 50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842" calcext:value-type="float">
            <text:p>0,842</text:p>
          </table:table-cell>
          <table:table-cell office:value-type="float" office:value="0.852" calcext:value-type="float">
            <text:p>0,852</text:p>
          </table:table-cell>
          <table:table-cell office:value-type="float" office:value="0.876" calcext:value-type="float">
            <text:p>0,876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b</text:p>
          </table:table-cell>
        </table:table-row>
        <table:table-row table:style-name="ro1">
          <table:table-cell table:number-columns-repeated="2"/>
          <table:table-cell office:value-type="float" office:value="0.36" calcext:value-type="float">
            <text:p>0,36</text:p>
          </table:table-cell>
          <table:table-cell/>
          <table:table-cell office:value-type="float" office:value="0.0821" calcext:value-type="float">
            <text:p>0,0821</text:p>
          </table:table-cell>
          <table:table-cell/>
          <table:table-cell office:value-type="float" office:value="793" calcext:value-type="float">
            <text:p>793</text:p>
          </table:table-cell>
          <table:table-cell office:value-type="float" office:value="2.261" calcext:value-type="float">
            <text:p>2,261</text:p>
          </table:table-cell>
          <table:table-cell office:value-type="float" office:value="1.565" calcext:value-type="float">
            <text:p>1,565</text:p>
          </table:table-cell>
          <table:table-cell office:value-type="float" office:value="0.078" calcext:value-type="float">
            <text:p>0,078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a</text:p>
          </table:table-cell>
          <table:table-cell table:formula="of:=[.G17]/2*[.E17]*[.C17]" office:value-type="float" office:value="11.718954" calcext:value-type="float">
            <text:p>11,718954</text:p>
          </table:table-cell>
          <table:table-cell office:value-type="string" calcext:value-type="string">
            <text:p>л/моль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</text:p>
          </table:table-cell>
          <table:table-cell table:formula="of:=[.C17]*[.I17]" office:value-type="float" office:value="0.5634" calcext:value-type="float">
            <text:p>0,563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инв</text:p>
          </table:table-cell>
          <table:table-cell table:formula="of:=2*[.B20]/[.B21]/[.E17]" office:value-type="float" office:value="506.709265175719" calcext:value-type="float">
            <text:p>506,709265175719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5" number:min-decimal-places="15" number:min-integer-digits="1"/>
    </number:number-style>
    <number:number-style style:name="N115">
      <number:number number:decimal-places="14" number:min-decimal-places="14" number:min-integer-digits="1"/>
    </number:number-style>
    <number:number-style style:name="N116">
      <number:number number:decimal-places="13" number:min-decimal-places="13" number:min-integer-digits="1"/>
    </number:number-style>
    <number:number-style style:name="N117">
      <number:number number:decimal-places="12" number:min-decimal-places="12" number:min-integer-digits="1"/>
    </number:number-style>
    <number:number-style style:name="N118">
      <number:number number:decimal-places="11" number:min-decimal-places="11" number:min-integer-digits="1"/>
    </number:number-style>
    <number:number-style style:name="N119">
      <number:number number:decimal-places="10" number:min-decimal-places="10" number:min-integer-digits="1"/>
    </number:number-style>
    <number:number-style style:name="N120">
      <number:number number:decimal-places="9" number:min-decimal-places="9" number:min-integer-digits="1"/>
    </number:number-style>
    <number:number-style style:name="N121">
      <number:number number:decimal-places="8" number:min-decimal-places="8" number:min-integer-digits="1"/>
    </number:number-style>
    <number:number-style style:name="N122">
      <number:number number:decimal-places="7" number:min-decimal-places="7" number:min-integer-digits="1"/>
    </number:number-style>
    <number:number-style style:name="N123">
      <number:number number:decimal-places="6" number:min-decimal-places="6" number:min-integer-digits="1"/>
    </number:number-style>
    <number:number-style style:name="N124">
      <number:number number:decimal-places="5" number:min-decimal-places="5" number:min-integer-digits="1"/>
    </number:number-style>
    <number:number-style style:name="N125">
      <number:number number:decimal-places="4" number:min-decimal-places="4" number:min-integer-digits="1"/>
    </number:number-style>
    <number:number-style style:name="N126">
      <number:number number:decimal-places="3" number:min-decimal-places="3" number:min-integer-digits="1"/>
    </number:number-style>
    <number:number-style style:name="N127">
      <number:number number:decimal-places="1" number:min-decimal-places="1" number:min-integer-digits="1"/>
    </number:number-style>
    <number:number-style style:name="N128">
      <number:number number:decimal-places="16" number:min-decimal-places="16" number:min-integer-digits="1"/>
    </number:number-style>
    <number:number-style style:name="N129">
      <number:number number:decimal-places="17" number:min-decimal-places="17" number:min-integer-digits="1"/>
    </number:number-style>
    <number:number-style style:name="N130">
      <number:number number:decimal-places="18" number:min-decimal-places="18" number:min-integer-digits="1"/>
    </number:number-style>
    <number:number-style style:name="N131">
      <number:number number:decimal-places="19" number:min-decimal-places="19" number:min-integer-digits="1"/>
    </number:number-style>
    <number:number-style style:name="N132">
      <number:number number:decimal-places="20" number:min-decimal-places="20" number:min-integer-digits="1"/>
    </number:number-style>
    <number:number-style style:name="N133">
      <number:scientific-number number:decimal-places="15" number:min-decimal-places="15" number:min-integer-digits="1" number:min-exponent-digits="2" number:exponent-interval="1" number:forced-exponent-sign="true"/>
    </number:number-style>
    <number:number-style style:name="N134">
      <number:scientific-number number:decimal-places="16" number:min-decimal-places="16" number:min-integer-digits="1" number:min-exponent-digits="2" number:exponent-interval="1" number:forced-exponent-sign="true"/>
    </number:number-style>
    <number:number-style style:name="N135">
      <number:scientific-number number:decimal-places="17" number:min-decimal-places="17" number:min-integer-digits="1" number:min-exponent-digits="2" number:exponent-interval="1" number:forced-exponent-sign="true"/>
    </number:number-style>
    <number:number-style style:name="N136">
      <number:scientific-number number:decimal-places="18" number:min-decimal-places="18" number:min-integer-digits="1" number:min-exponent-digits="2" number:exponent-interval="1" number:forced-exponent-sign="true"/>
    </number:number-style>
    <number:number-style style:name="N137">
      <number:scientific-number number:decimal-places="14" number:min-decimal-places="14" number:min-integer-digits="1" number:min-exponent-digits="2" number:exponent-interval="1" number:forced-exponent-sign="true"/>
    </number:number-style>
    <number:number-style style:name="N138">
      <number:scientific-number number:decimal-places="13" number:min-decimal-places="13" number:min-integer-digits="1" number:min-exponent-digits="2" number:exponent-interval="1" number:forced-exponent-sign="true"/>
    </number:number-style>
    <number:number-style style:name="N139">
      <number:scientific-number number:decimal-places="12" number:min-decimal-places="12" number:min-integer-digits="1" number:min-exponent-digits="2" number:exponent-interval="1" number:forced-exponent-sign="true"/>
    </number:number-style>
    <number:number-style style:name="N140">
      <number:scientific-number number:decimal-places="11" number:min-decimal-places="11" number:min-integer-digits="1" number:min-exponent-digits="2" number:exponent-interval="1" number:forced-exponent-sign="true"/>
    </number:number-style>
    <number:number-style style:name="N141">
      <number:scientific-number number:decimal-places="10" number:min-decimal-places="10" number:min-integer-digits="1" number:min-exponent-digits="2" number:exponent-interval="1" number:forced-exponent-sign="true"/>
    </number:number-style>
    <number:number-style style:name="N142">
      <number:scientific-number number:decimal-places="9" number:min-decimal-places="9" number:min-integer-digits="1" number:min-exponent-digits="2" number:exponent-interval="1" number:forced-exponent-sign="true"/>
    </number:number-style>
    <number:number-style style:name="N143">
      <number:scientific-number number:decimal-places="8" number:min-decimal-places="8" number:min-integer-digits="1" number:min-exponent-digits="2" number:exponent-interval="1" number:forced-exponent-sign="true"/>
    </number:number-style>
    <number:number-style style:name="N144">
      <number:scientific-number number:decimal-places="7" number:min-decimal-places="7" number:min-integer-digits="1" number:min-exponent-digits="2" number:exponent-interval="1" number:forced-exponent-sign="true"/>
    </number:number-style>
    <number:number-style style:name="N145">
      <number:scientific-number number:decimal-places="6" number:min-decimal-places="6" number:min-integer-digits="1" number:min-exponent-digits="2" number:exponent-interval="1" number:forced-exponent-sign="true"/>
    </number:number-style>
    <number:number-style style:name="N146">
      <number:scientific-number number:decimal-places="5" number:min-decimal-places="5" number:min-integer-digits="1" number:min-exponent-digits="2" number:exponent-interval="1" number:forced-exponent-sign="true"/>
    </number:number-style>
    <number:number-style style:name="N147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48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49">
      <number:scientific-number number:decimal-places="1" number:min-decimal-places="1" number:min-integer-digits="1" number:min-exponent-digits="2" number:exponent-interval="1" number:forced-exponent-sign="true"/>
    </number:number-style>
    <number:number-style style:name="N150">
      <number:scientific-number number:decimal-places="0" number:min-decimal-places="0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6">00.00.0000</text:date>, <text:time style:data-style-name="N2" text:time-value="20:16:35.621151227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15T23:42:09.871049115</meta:creation-date>
    <dc:date>2026-03-16T21:25:58.834074740</dc:date>
    <meta:editing-duration>PT41M47S</meta:editing-duration>
    <meta:editing-cycles>3</meta:editing-cycles>
    <meta:generator>LibreOffice/24.2.7.2$Linux_X86_64 LibreOffice_project/420$Build-2</meta:generator>
    <meta:document-statistic meta:table-count="4" meta:cell-count="363" meta:object-count="0"/>
  </office:meta>
</office:document-meta>
</file>